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1583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1.6854in"/>
    </style:style>
    <style:style style:name="co7" style:family="table-column">
      <style:table-column-properties fo:break-before="auto" style:column-width="1.1055in"/>
    </style:style>
    <style:style style:name="co8" style:family="table-column">
      <style:table-column-properties fo:break-before="auto" style:column-width="2.6646in"/>
    </style:style>
    <style:style style:name="co9" style:family="table-column">
      <style:table-column-properties fo:break-before="auto" style:column-width="1.3272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5902in"/>
    </style:style>
    <style:style style:name="co12" style:family="table-column">
      <style:table-column-properties fo:break-before="auto" style:column-width="2.1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mpacto_concurrenci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number-columns-repeated="6"/>
          <table:table-cell>
            <draw:frame draw:z-index="0" draw:name="Chart 1" draw:style-name="gr1" svg:width="4.9516in" svg:height="2.5693in" svg:x="0.3264in" svg:y="0in">
              <draw:object draw:notify-on-update-of-ranges="impacto_concurrencia.A4:impacto_concurrencia.A6 impacto_concurrencia.B3:impacto_concurrencia.B3 impacto_concurrencia.B4:impacto_concurrencia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mpacto concurrenci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instancias</text:p>
          </table:table-cell>
          <table:table-cell office:value-type="string" calcext:value-type="string">
            <text:p><text:s/>tiempo medio</text:p>
          </table:table-cell>
          <table:table-cell office:value-type="string" calcext:value-type="string">
            <text:p>tiempo mínimo</text:p>
          </table:table-cell>
          <table:table-cell office:value-type="string" calcext:value-type="string">
            <text:p>tiempo máxim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9.3" calcext:value-type="float">
            <text:p>9.3</text:p>
          </table:table-cell>
          <table:table-cell office:value-type="float" office:value="9.28" calcext:value-type="float">
            <text:p>9.28</text:p>
          </table:table-cell>
          <table:table-cell office:value-type="float" office:value="9.32" calcext:value-type="float">
            <text:p>9.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(NTHREADS/2) +1 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4" calcext:value-type="float">
            <text:p>10.34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THREADS+2</text:p>
          </table:table-cell>
          <table:table-cell office:value-type="float" office:value="19.01" calcext:value-type="float">
            <text:p>19.01</text:p>
          </table:table-cell>
          <table:table-cell office:value-type="float" office:value="18.21" calcext:value-type="float">
            <text:p>18.21</text:p>
          </table:table-cell>
          <table:table-cell office:value-type="float" office:value="19.88" calcext:value-type="float">
            <text:p>19.88</text:p>
          </table:table-cell>
          <table:table-cell table:number-columns-repeated="102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afinidad" table:style-name="ta1">
        <table:table-column table:style-name="co6" table:default-cell-style-name="ce1"/>
        <table:table-column table:style-name="co7" table:default-cell-style-name="ce1"/>
        <table:table-column table:style-name="co5" table:number-columns-repeated="1022" table:default-cell-style-name="ce1"/>
        <table:table-row table:style-name="ro1">
          <table:table-cell table:style-name="ce3" office:value-type="string" calcext:value-type="string">
            <text:p>impacto afinidad</text:p>
          </table:table-cell>
          <table:table-cell table:number-columns-repeated="4"/>
          <table:table-cell>
            <draw:frame draw:z-index="0" draw:name="Chart 1" draw:style-name="gr1" svg:width="5in" svg:height="3in" svg:x="0.0555in" svg:y="0.0417in">
              <draw:object draw:notify-on-update-of-ranges="impacto_afinidad.A3:impacto_afinidad.A5 impacto_afinidad.B2:impacto_afinidad.B2 impacto_afinidad.B3:impacto_afinidad.B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sin compartir)</text:p>
          </table:table-cell>
          <table:table-cell office:value-type="float" office:value="9.315" calcext:value-type="float">
            <text:p>9.3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+1 (compartiendo)</text:p>
          </table:table-cell>
          <table:table-cell office:value-type="float" office:value="12.625" calcext:value-type="float">
            <text:p>12.62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eccion_grupos" table:style-name="ta1">
        <table:table-column table:style-name="co8" table:default-cell-style-name="ce1"/>
        <table:table-column table:style-name="co9" table:default-cell-style-name="ce1"/>
        <table:table-column table:style-name="co5" table:number-columns-repeated="1022" table:default-cell-style-name="ce1"/>
        <table:table-row table:style-name="ro1">
          <table:table-cell table:style-name="ce3" office:value-type="string" calcext:value-type="string">
            <text:p>detección grupos</text:p>
          </table:table-cell>
          <table:table-cell table:number-columns-repeated="2"/>
          <table:table-cell>
            <draw:frame draw:z-index="0" draw:name="Chart 1" draw:style-name="gr1" svg:width="5in" svg:height="3in" svg:x="0.0012in" svg:y="0in">
              <draw:object draw:notify-on-update-of-ranges="deteccion_grupos.A3:deteccion_grupos.A6 deteccion_grupos.B2:deteccion_grupos.B2 deteccion_grupos.B3:deteccion_grupos.B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o usuario y distinto terminal</text:p>
          </table:table-cell>
          <table:table-cell office:value-type="float" office:value="12.112" calcext:value-type="float">
            <text:p>12.1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ismo usuario y distinto terminal</text:p>
          </table:table-cell>
          <table:table-cell office:value-type="float" office:value="12.87" calcext:value-type="float">
            <text:p>12.8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into usuario mismo terminal</text:p>
          </table:table-cell>
          <table:table-cell office:value-type="float" office:value="13.15" calcext:value-type="float">
            <text:p>13.15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acto_prioridad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021" table:default-cell-style-name="ce1"/>
        <table:table-row table:style-name="ro1">
          <table:table-cell table:style-name="ce3" office:value-type="string" calcext:value-type="string">
            <text:p>impacto priorida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nstancias</text:p>
          </table:table-cell>
          <table:table-cell office:value-type="string" calcext:value-type="string">
            <text:p><text:s/>tiempo medio FIB</text:p>
          </table:table-cell>
          <table:table-cell office:value-type="string" calcext:value-type="string">
            <text:p>tiempo medio BAJA_PRIO_FIB</text:p>
          </table:table-cell>
          <table:table-cell>
            <draw:frame draw:z-index="0" draw:name="Chart 1" draw:style-name="gr1" svg:width="5in" svg:height="3in" svg:x="0.6776in" svg:y="0.1319in">
              <draw:object draw:notify-on-update-of-ranges="impacto_prioridad.A3:impacto_prioridad.A5 impacto_prioridad.B2:impacto_prioridad.B2 impacto_prioridad.B3:impacto_prioridad.B5 impacto_prioridad.C2:impacto_prioridad.C2 impacto_prioridad.C3:impacto_prioridad.C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 (baseline)</text:p>
          </table:table-cell>
          <table:table-cell office:value-type="float" office:value="13.4" calcext:value-type="float">
            <text:p>13.4</text:p>
          </table:table-cell>
          <table:table-cell office:value-type="float" office:value="13.3" calcext:value-type="float">
            <text:p>13.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 y 1 </text:p>
          </table:table-cell>
          <table:table-cell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1 y NTHREADS+2</text:p>
          </table:table-cell>
          <table:table-cell office:value-type="float" office:value="18.14" calcext:value-type="float">
            <text:p>18.1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Microsoft Office User</meta:initial-creator>
    <meta:creation-date>2019-02-20T15:47:33Z</meta:creation-date>
    <dc:date>2022-11-14T13:34:48.083745530</dc:date>
    <meta:editing-duration>PT35M13S</meta:editing-duration>
    <meta:editing-cycles>9</meta:editing-cycles>
    <meta:document-statistic meta:table-count="4" meta:cell-count="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578cm" svg:height="6.527cm" xlink:href=".." xlink:type="simple" chart:class="chart:bar" chart:style-name="ch1">
        <chart:title svg:x="4.004cm" svg:y="0.266cm" chart:style-name="ch2">
          <text:p>impacto concurrencia</text:p>
        </chart:title>
        <chart:plot-area chart:style-name="ch3" table:cell-range-address="impacto_concurrencia.A3:impacto_concurrencia.B6" chart:data-source-has-labels="both" svg:x="1.258cm" svg:y="1.195cm" svg:width="11.069cm" svg:height="5.202cm">
          <chart:coordinate-region svg:x="1.677cm" svg:y="1.355cm" svg:width="10.65cm" svg:height="4.474cm"/>
          <chart:axis chart:dimension="x" chart:name="primary-x" chart:style-name="ch4" chartooo:axis-type="text">
            <chart:categories table:cell-range-address="impacto_concurrencia.A4:impacto_concurrencia.A6"/>
          </chart:axis>
          <chart:axis chart:dimension="y" chart:name="primary-y" chart:style-name="ch5">
            <chart:title svg:x="0.451cm" svg:y="4.826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concurrencia.B4:impacto_concurrencia.B6" chart:label-cell-address="impacto_concurrencia.B3:impacto_concurrencia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concurrencia.B3:impacto_concurrencia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concurrencia.A4:impacto_concurrencia.A6</svg:desc>
                </draw:g>
              </table:table-cell>
              <table:table-cell office:value-type="float" office:value="9.3">
                <text:p>9.3</text:p>
                <draw:g>
                  <svg:desc>impacto_concurrencia.B4:impacto_concurrencia.B6</svg:desc>
                </draw:g>
              </table:table-cell>
            </table:table-row>
            <table:table-row>
              <table:table-cell office:value-type="string">
                <text:p>(NTHREADS/2) +1 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NTHREADS+2</text:p>
              </table:table-cell>
              <table:table-cell office:value-type="float" office:value="19.01">
                <text:p>19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67cm" svg:y="0.288cm" chart:style-name="ch2">
          <text:p>impacto afinidad</text:p>
        </chart:title>
        <chart:plot-area chart:style-name="ch3" table:cell-range-address="impacto_afinidad.A2:impacto_afinidad.B5" chart:data-source-has-labels="both" svg:x="1.261cm" svg:y="1.239cm" svg:width="11.185cm" svg:height="6.229cm">
          <chart:coordinate-region svg:x="1.68cm" svg:y="1.4cm" svg:width="10.766cm" svg:height="5.5cm"/>
          <chart:axis chart:dimension="x" chart:name="primary-x" chart:style-name="ch4" chartooo:axis-type="text">
            <chart:categories table:cell-range-address="impacto_afinidad.A3:impacto_afinidad.A5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impacto_afinidad.B3:impacto_afinidad.B5" chart:label-cell-address="impacto_afinidad.B2:impacto_afinidad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impacto_afinidad.B2:impacto_afinida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afinidad.A3:impacto_afinidad.A5</svg:desc>
                </draw:g>
              </table:table-cell>
              <table:table-cell office:value-type="float" office:value="9.3">
                <text:p>9.3</text:p>
                <draw:g>
                  <svg:desc>impacto_afinidad.B3:impacto_afinidad.B5</svg:desc>
                </draw:g>
              </table:table-cell>
            </table:table-row>
            <table:table-row>
              <table:table-cell office:value-type="string">
                <text:p>1+1 (sin compartir)</text:p>
              </table:table-cell>
              <table:table-cell office:value-type="float" office:value="9.315">
                <text:p>9.315</text:p>
              </table:table-cell>
            </table:table-row>
            <table:table-row>
              <table:table-cell office:value-type="string">
                <text:p>1+1 (compartiendo)</text:p>
              </table:table-cell>
              <table:table-cell office:value-type="float" office:value="12.625">
                <text:p>12.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528cm" svg:y="0.288cm" chart:style-name="ch2">
          <text:p>detección grupos</text:p>
        </chart:title>
        <chart:plot-area chart:style-name="ch3" table:cell-range-address="deteccion_grupos.A2:deteccion_grupos.B6" chart:data-source-has-labels="both" svg:x="1.261cm" svg:y="1.239cm" svg:width="11.185cm" svg:height="6.229cm">
          <chart:coordinate-region svg:x="1.68cm" svg:y="1.239cm" svg:width="10.766cm" svg:height="2.431cm"/>
          <chart:axis chart:dimension="x" chart:name="primary-x" chart:style-name="ch4" chartooo:axis-type="text">
            <chart:categories table:cell-range-address="deteccion_grupos.A3:deteccion_grupos.A6"/>
          </chart:axis>
          <chart:axis chart:dimension="y" chart:name="primary-y" chart:style-name="ch5">
            <chart:title svg:x="0.451cm" svg:y="5.383cm" chart:style-name="ch6">
              <text:p>tiempo medio</text:p>
            </chart:title>
            <chart:grid chart:style-name="ch7" chart:class="major"/>
          </chart:axis>
          <chart:series chart:style-name="ch8" chart:values-cell-range-address="deteccion_grupos.B3:deteccion_grupos.B6" chart:label-cell-address="deteccion_grupos.B2:deteccion_grupos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</text:p>
                <draw:g>
                  <svg:desc>deteccion_grupos.B2:deteccion_grupo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deteccion_grupos.A3:deteccion_grupos.A6</svg:desc>
                </draw:g>
              </table:table-cell>
              <table:table-cell office:value-type="float" office:value="9.3">
                <text:p>9.3</text:p>
                <draw:g>
                  <svg:desc>deteccion_grupos.B3:deteccion_grupos.B6</svg:desc>
                </draw:g>
              </table:table-cell>
            </table:table-row>
            <table:table-row>
              <table:table-cell office:value-type="string">
                <text:p>distinto usuario y distinto terminal</text:p>
              </table:table-cell>
              <table:table-cell office:value-type="float" office:value="12.112">
                <text:p>12.112</text:p>
              </table:table-cell>
            </table:table-row>
            <table:table-row>
              <table:table-cell office:value-type="string">
                <text:p>mismo usuario y distinto terminal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>
                <text:p>distinto usuario mismo terminal</text:p>
              </table:table-cell>
              <table:table-cell office:value-type="float" office:value="13.15">
                <text:p>13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bar" chart:style-name="ch1">
        <chart:title svg:x="4.448cm" svg:y="0.288cm" chart:style-name="ch2">
          <text:p>impacto prioridad</text:p>
        </chart:title>
        <chart:legend chart:legend-position="bottom" svg:x="2.675cm" svg:y="7.1cm" style:legend-expansion="wide" chart:style-name="ch3"/>
        <chart:plot-area chart:style-name="ch4" table:cell-range-address="impacto_prioridad.A2:impacto_prioridad.C5" chart:data-source-has-labels="both" svg:x="0.254cm" svg:y="1.239cm" svg:width="12.192cm" svg:height="5.525cm">
          <chart:coordinate-region svg:x="0.673cm" svg:y="1.399cm" svg:width="11.773cm" svg:height="4.797cm"/>
          <chart:axis chart:dimension="x" chart:name="primary-x" chart:style-name="ch5" chartooo:axis-type="text">
            <chart:categories table:cell-range-address="impacto_prioridad.A3:impacto_priorid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mpacto_prioridad.B3:impacto_prioridad.B5" chart:label-cell-address="impacto_prioridad.B2:impacto_prioridad.B2" chart:class="chart:bar">
            <chart:data-point chart:repeated="3"/>
          </chart:series>
          <chart:series chart:style-name="ch9" chart:values-cell-range-address="impacto_prioridad.C3:impacto_prioridad.C5" chart:label-cell-address="impacto_prioridad.C2:impacto_prioridad.C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empo medio FIB</text:p>
                <draw:g>
                  <svg:desc>impacto_prioridad.B2:impacto_prioridad.B2</svg:desc>
                </draw:g>
              </table:table-cell>
              <table:table-cell office:value-type="string">
                <text:p>tiempo medio BAJA_PRIO_FIB</text:p>
                <draw:g>
                  <svg:desc>impacto_prioridad.C2:impacto_priorida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baseline)</text:p>
                <draw:g>
                  <svg:desc>impacto_prioridad.A3:impacto_prioridad.A5</svg:desc>
                </draw:g>
              </table:table-cell>
              <table:table-cell office:value-type="float" office:value="13.4">
                <text:p>13.4</text:p>
                <draw:g>
                  <svg:desc>impacto_prioridad.B3:impacto_prioridad.B5</svg:desc>
                </draw:g>
              </table:table-cell>
              <table:table-cell office:value-type="float" office:value="13.3">
                <text:p>13.3</text:p>
                <draw:g>
                  <svg:desc>impacto_prioridad.C3:impacto_prioridad.C5</svg:desc>
                </draw:g>
              </table:table-cell>
            </table:table-row>
            <table:table-row>
              <table:table-cell office:value-type="string">
                <text:p>1 y 1 </text:p>
              </table:table-cell>
              <table:table-cell office:value-type="float" office:value="13.5">
                <text:p>13.5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 y NTHREADS+2</text:p>
              </table:table-cell>
              <table:table-cell office:value-type="float" office:value="18.14">
                <text:p>18.1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